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i>L</mi>
          <mi>z</mi>
        </msub>
        <mo stretchy="false">=</mo>
        <mfrac>
          <mo stretchy="false">ℏ</mo>
          <mtext>i</mtext>
        </mfrac>
      </mrow>
      <mfrac>
        <mrow>
          <mo stretchy="false">∂</mo>
        </mrow>
        <mrow>
          <mo stretchy="false">∂</mo>
          <mo stretchy="false">ψ</mo>
        </mrow>
      </mfrac>
    </mrow>
    <annotation encoding="StarMath 5.0">alignc L_z = hbar over "i" {partial} over {partial %ipsi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3:18:30.171000000</meta:creation-date>
    <meta:generator>LibreOffice/4.1.4.2$Windows_x86 LibreOffice_project/0a0440ccc0227ad9829de5f46be37cfb6edcf72</meta:generator>
  </office:meta>
</office:document-meta>
</file>